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31_13-30-54_000.jpg</text:p>
          </table:table-cell>
          <table:table-cell table:style-name="ce17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10937 E-139-34-49.215087</text:p>
          </table:table-cell>
          <table:table-cell table:style-name="ce37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31_15-06-35_000.jpg</text:p>
          </table:table-cell>
          <table:table-cell table:style-name="ce18" office:value-type="string">
            <text:p>:m :尺八,shakuhachi,bamboo 1*1 / session-memo / s.1:todays-melody,key=G,genr=~,other=no-nail \\\ s.2:todays-melody,key=G \\\ s.3:todays-melody,key=G,tempo=90</text:p>
          </table:table-cell>
          <table:table-cell table:style-name="ce4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7" table:formula="of:=IF([.E3]=&quot;&quot;;[.C3];CONCATENATE([.C3];&quot; / &quot;;[.E3]))" office:value-type="string" office:string-value=":m :尺八,shakuhachi,bamboo 1*1 / session-memo / s.1:todays-melody,key=G,genr=~,other=no-nail \\\ s.2:todays-melody,key=G \\\ s.3:todays-melody,key=G,tempo=90">
            <text:p>:m :尺八,shakuhachi,bamboo 1*1 / session-memo / s.1:todays-melody,key=G,genr=~,other=no-nail \\\ s.2:todays-melody,key=G \\\ s.3:todays-melody,key=G,tempo=9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31_16-41-54_000.jpg</text:p>
          </table:table-cell>
          <table:table-cell table:style-name="ce18" office:value-type="string">
            <text:p>:m RES 1*1 / free# JVEMV6 70#_22 / 70. CO2 / w:methanol;dimethyl-ether;,topic=~,other=~,think~</text:p>
          </table:table-cell>
          <table:table-cell table:style-name="ce18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7" table:formula="of:=IF([.E4]=&quot;&quot;;[.C4];CONCATENATE([.C4];&quot; / &quot;;[.E4]))" office:value-type="string" office:string-value=":m RES 1*1 / free# JVEMV6 70#_22 / 70. CO2 / w:methanol;dimethyl-ether;,topic=~,other=~,think~">
            <text:p>:m RES 1*1 / free# JVEMV6 70#_22 / 70. CO2 / w:methanol;dimethyl-ether;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31_17-54-03_000.jpg</text:p>
          </table:table-cell>
          <table:table-cell table:style-name="ce18" office:value-type="string">
            <text:p>:m RES 1-2*2 / free# JVEMV6 71#_10 / 71. logic / w:n-ary;domain-of-discourse;atomic-formula;T-schema,other=~,think~</text:p>
          </table:table-cell>
          <table:table-cell table:style-name="ce18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7" table:formula="of:=IF([.E5]=&quot;&quot;;[.C5];CONCATENATE([.C5];&quot; / &quot;;[.E5]))" office:value-type="string" office:string-value=":m RES 1-2*2 / free# JVEMV6 71#_10 / 71. logic / w:n-ary;domain-of-discourse;atomic-formula;T-schema,other=~,think~">
            <text:p>:m RES 1-2*2 / free# JVEMV6 71#_10 / 71. logic / w:n-ary;domain-of-discourse;atomic-formula;T-schema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31_19-13-32_000.jpg</text:p>
          </table:table-cell>
          <table:table-cell table:style-name="ce18" office:value-type="string">
            <text:p>:m :篠笛,shinobue 1-4*4 / session-memo / s.1:todays-melody,genr=~,key=G \\\ s.2:todays-melody,genr=~,key=C,other=fur+,tempo=90 \\\ s.3:todays-melody,genr=~,key=C,other=~,tempo=80-90 \\\ s.4:todays-melody,genr=~,key=~,other=~,tempo=~</text:p>
          </table:table-cell>
          <table:table-cell table:style-name="ce19"/>
          <table:table-cell table:style-name="ce4"/>
          <table:table-cell table:style-name="ce4" office:value-type="string">
            <text:p>N-35-35-28.573608 E-139-34-48.830566</text:p>
          </table:table-cell>
          <table:table-cell table:style-name="ce37" table:formula="of:=IF([.E6]=&quot;&quot;;[.C6];CONCATENATE([.C6];&quot; / &quot;;[.E6]))" office:value-type="string" office:string-value=":m :篠笛,shinobue 1-4*4 / session-memo / s.1:todays-melody,genr=~,key=G \\\ s.2:todays-melody,genr=~,key=C,other=fur+,tempo=90 \\\ s.3:todays-melody,genr=~,key=C,other=~,tempo=80-90 \\\ s.4:todays-melody,genr=~,key=~,other=~,tempo=~">
            <text:p>:m :篠笛,shinobue 1-4*4 / session-memo / s.1:todays-melody,genr=~,key=G \\\ s.2:todays-melody,genr=~,key=C,other=fur+,tempo=90 \\\ s.3:todays-melody,genr=~,key=C,other=~,tempo=80-90 \\\ s.4:todays-melody,genr=~,key=~,other=~,tempo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31_21-08-29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83471 E-139-34-49.270019</text:p>
          </table:table-cell>
          <table:table-cell table:style-name="ce3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4-01_00-08-26_000.jpg</text:p>
          </table:table-cell>
          <table:table-cell table:style-name="ce19" office:value-type="string">
            <text:p>:PHOTO 記録 / @自室 / what=焼酎（麦） / for=~ / occasion=使い切った</text:p>
          </table:table-cell>
          <table:table-cell table:style-name="ce18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7" table:formula="of:=IF([.E8]=&quot;&quot;;[.C8];CONCATENATE([.C8];&quot; / &quot;;[.E8]))" office:value-type="string" office:string-value=":PHOTO 記録 / @自室 / what=焼酎（麦） / for=~ / occasion=使い切った">
            <text:p>:PHOTO 記録 / @自室 / what=焼酎（麦） / for=~ / occasion=使い切った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01_03-13-20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9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7" table:formula="of:=IF([.E9]=&quot;&quot;;[.C9];CONCATENATE([.C9];&quot; / &quot;;[.E9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01_03-13-26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642272 E-139-34-48.940429</text:p>
          </table:table-cell>
          <table:table-cell table:style-name="ce37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01_07-46-1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83471 E-139-34-49.215087</text:p>
          </table:table-cell>
          <table:table-cell table:style-name="ce37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01_07-47-03_000.jpg</text:p>
          </table:table-cell>
          <table:table-cell table:style-name="ce20" office:value-type="string">
            <text:p>:m :th / topic=自分の仕事 / content=おれの仕事は：音楽、化学、pathfinding ||| :m 記録 / お酒 / content=飲んだ量の記録</text:p>
          </table:table-cell>
          <table:table-cell table:style-name="ce28"/>
          <table:table-cell table:style-name="ce4"/>
          <table:table-cell table:style-name="ce4" office:value-type="string">
            <text:p>N-35-35-28.683471 E-139-34-49.215087</text:p>
          </table:table-cell>
          <table:table-cell table:style-name="ce37" table:formula="of:=IF([.E12]=&quot;&quot;;[.C12];CONCATENATE([.C12];&quot; / &quot;;[.E12]))" office:value-type="string" office:string-value=":m :th / topic=自分の仕事 / content=おれの仕事は：音楽、化学、pathfinding ||| :m 記録 / お酒 / content=飲んだ量の記録">
            <text:p>:m :th / topic=自分の仕事 / content=おれの仕事は：音楽、化学、pathfinding ||| :m 記録 / お酒 / content=飲んだ量の記録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31_22-19-56_000.mid</text:p>
          </table:table-cell>
          <table:table-cell table:style-name="ce8" office:value-type="string">
            <text:p>:in-mid / app=perfect-piano / 演奏、play / id-2021-0331-1 / category=melody,inst=bow,for=~,genre=~</text:p>
          </table:table-cell>
          <table:table-cell table:style-name="ce19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in-mid / app=perfect-piano / 演奏、play / id-2021-0331-1 / category=melody,inst=bow,for=~,genre=~">
            <text:p>:in-mid / app=perfect-piano / 演奏、play / id-2021-0331-1 / category=melody,inst=bow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3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3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3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1">2021/04/01</text:date>, <text:time>09:05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1T09:05:42.06</dc:date>
    <dc:creator>iwabuchi ken</dc:creator>
    <meta:editing-duration>P32DT8H7S</meta:editing-duration>
    <meta:editing-cycles>12040</meta:editing-cycles>
    <meta:document-statistic meta:table-count="1" meta:cell-count="354" meta:object-count="0"/>
  </office:meta>
</office:document-meta>
</file>